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style:text-position="0% 100%"/>
    </style:style>
    <style:style style:name="P3" style:family="paragraph" style:parent-style-name="Text_20_body" style:list-style-name="L1">
      <style:text-properties style:text-position="0% 100%"/>
    </style:style>
    <style:style style:name="P4" style:family="paragraph" style:parent-style-name="Heading_20_2">
      <style:paragraph-properties fo:margin-top="0in" fo:margin-bottom="0.0799in"/>
    </style:style>
    <style:style style:name="T1" style:family="text">
      <style:text-properties style:text-position="super 58%"/>
    </style:style>
    <style:style style:name="T2" style:family="text">
      <style:text-properties style:text-position="0% 100%"/>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äärittelydokumentti</text:h>
      <text:h text:style-name="P4" text:outline-level="2">Lasse Lybeck, 013748498</text:h>
      <text:h text:style-name="P4" text:outline-level="2">Aineopintojen harjoitustyö: Tietorakenteet ja algoritmit</text:h>
      <text:p text:style-name="Text_20_body">Valitsin aiheeksi harjoitustyöhön matriisilaskennan kirjaston. Pääaineeni on matematiikka ja olen suuntautumassa tietokoneavusteisen matematiikan linjalle, joten aihe vaikutti erittäin kiinnostavalta ja toivottavasti myös opin hieman lisää numeerisesta matriisilaskennasta.</text:p>
      <text:p text:style-name="Text_20_body">Suunnitelmana on luoda matlab-tyylinen komentorivikäyttöliittymä tärkeimmillä matriisioperaatioilla. Syötteet ohjelmalle annetaan suoraan käyttöliittymään, tai tiedostolla johon on koottu valmiiksi komentoja, tietyn tyyppisellä scriptitiedostolla. Kaikki käytettävät matriisit ovat toteutuksessa reaaliarvoisia, algoritmit eivät muuttuisi merkittävästi kompleksimatriisien tapauksessa. Toteutettavat operaatiot aikavaativuuksineen (n x n matriisille) ovat:</text:p>
      <text:list xml:id="list1108669632" text:style-name="L1">
        <text:list-item>
          <text:p text:style-name="P1">Yhteen- ja vähennyslasku, O(n<text:span text:style-name="T1">2</text:span>)</text:p>
        </text:list-item>
        <text:list-item>
          <text:p text:style-name="P1">Kertolasku, sekä perinteinen O(n<text:span text:style-name="T1">3</text:span>) että Strassenin algoritmi ~O(n<text:span text:style-name="T1">2.8</text:span><text:span text:style-name="T2">) vertailua varten</text:span></text:p>
        </text:list-item>
        <text:list-item>
          <text:p text:style-name="P1"><text:span text:style-name="T2">Potenssilasku, O(n</text:span><text:span text:style-name="T1">3</text:span><text:span text:style-name="T2"> log(k)) kun k on exponentti</text:span></text:p>
        </text:list-item>
        <text:list-item>
          <text:p text:style-name="P1"><text:span text:style-name="T2">Transponaatio, O(n</text:span><text:span text:style-name="T1">2</text:span><text:span text:style-name="T2">)</text:span></text:p>
        </text:list-item>
        <text:list-item>
          <text:p text:style-name="P1"><text:span text:style-name="T2">Käänteismatriisin laskeminen, O(n</text:span><text:span text:style-name="T1">3</text:span><text:span text:style-name="T2">)</text:span></text:p>
        </text:list-item>
        <text:list-item>
          <text:p text:style-name="P1"><text:span text:style-name="T2">Determinantti, O(n</text:span><text:span text:style-name="T1">3</text:span><text:span text:style-name="T2">)</text:span></text:p>
        </text:list-item>
        <text:list-item>
          <text:p text:style-name="P3">Ajan salliessa myös ominaisarvot ja/tai -vektorit</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asse </meta:initial-creator>
    <meta:creation-date>2013-01-14T19:26:03</meta:creation-date>
    <dc:date>2013-01-16T17:02:26</dc:date>
    <dc:creator>Lasse </dc:creator>
    <meta:editing-duration>PT1H40S</meta:editing-duration>
    <meta:editing-cycles>4</meta:editing-cycles>
    <meta:generator>LibreOffice/3.3$Linux LibreOffice_project/330m19$Build-401</meta:generator>
    <meta:document-statistic meta:table-count="0" meta:image-count="0" meta:object-count="0" meta:page-count="1" meta:paragraph-count="12" meta:word-count="128" meta:character-count="1123"/>
  </office:meta>
</office:document-meta>
</file>